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solid" style:font-name="Times New Roman" style:text-underline-style="none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  <style:style style:name="T7" style:family="text">
      <style:text-properties style:text-line-through-style="none" style:text-underline-style="none"/>
    </style:style>
    <style:style style:name="T8" style:family="text">
      <style:text-properties style:text-line-through-style="none" style:font-name="Times New Roman1" style:text-underline-style="none"/>
    </style:style>
    <style:style style:name="T9" style:family="text">
      <style:text-properties style:text-line-through-style="none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19_1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3, FF 1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ewish religious schools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7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Front Cover]</text:p>
      <text:p text:style-name="P3">For the Sabbath after the/</text:p>
      <text:p text:style-name="P3">fall holidays, about the reopening/</text:p>
      <text:p text:style-name="P3">of the various Schools./</text:p>
      <text:p text:style-name="P3"/>
      <text:p text:style-name="P2">[Page 1]</text:p>
      <text:p text:style-name="P2">Brethren. <text:s/>The prophecy foretelling that handsome vir-/-gins and young men shall faint away from a thirst,/ which they will not be able to quench, is the picture of/ a tardy revival among the elders of the nation. <text:s/>We, the/ descendants of those whom Amos addressed, should pray that/ the hunger which is not for bread and the thirst which is/ not for water, but only for hearing the word of the Lord, may/ always find in our midst ample means of satisfaction. <text:s/>But more than/ pray for it, we must act towards it. <text:s/>To gratify a wish for/ the knowledge of our doctrines, our history and literature should be/ the joint endeavours of Israelites, who honestly <text:span text:style-name="T2">desire</text:span><text:span text:style-name="T5"> seek the perpetuity of/ the Sinaic religion. <text:s/>It would be idle to state what every/ one of my hearers understands, and perhaps has at times felt:/ I mean, that as we form a very small minority in the popu-/-lation of Philadelphia, our sons and daughters are exposed to/ influences apt to prejudice their minds against all that ex-/-clusively belongs to Judaism. <text:s/>But just because it/ is unquestionably so, it behooves us to avail ourselves of the/ agencies by which we may counteract the tendency of baleful/ surroundings. <text:s/>Those agencies are three, and it rests with/ us to make each of them effective./</text:span></text:p>
      <text:p text:style-name="P2"><text:span text:style-name="T5"/></text:p>
      <text:p text:style-name="P2"><text:span text:style-name="T5">[Page 2]</text:span></text:p>
      <text:p text:style-name="P2"><text:soft-page-break/><text:span text:style-name="T5">Home precept is the first in rank, the readiest at hand and/ the very best. <text:s/>Like noiseless but steady rain which sinks into/ the soil and practifies it, is the instruction drawn at the family-/hearth. <text:s/>It may not always have great breadth, but it has/ depth and the element of indestructiveness, that is, if the parents/ show an intelligent appreciation of the Law and traditions,/ and their characters vitalize the lessons imparted. <text:s/>This truth/ is self-evident and needs not be illustrated or enlarged upon./</text:span></text:p>
      <text:p text:style-name="P2"><text:span text:style-name="T5"><text:tab/>The second agency is school-teaching. <text:s/>Not that communicated/ under the auspices of a non-religious commonwealth, and which/ ought to be perfectly free of a non-religious commonwealth, and which/ ought to be perfectly free from whatever partakes of the dogmatic/ or the denominational, but the learning of the </text:span><text:span text:style-name="T6">Cheder</text:span><text:span text:style-name="T7">--as our/ German fellow-believers call the Hebrew school room, or the learning/ taught in our vernacular tongue in kindred institutions. <text:s/>It is/ there that our children, specially those who cannot afford to/ engage </text:span><text:span text:style-name="T3">a</text:span><text:span text:style-name="T7"> private tutors, must gain a familiar acquaintance/ with the tenets of their faith and the events and writings/ of the past </text:span><text:span text:style-name="T3">which</text:span><text:span text:style-name="T7"> that explain the vicissitudes which that faith/ has undergone. <text:s/>Now that no holiday will call/ us away from the undertaking, let us direct our attention to/ that important agency of Jewish preservation; make the greatest/ number possible benefit there</text:span><text:span text:style-name="T3">from</text:span><text:span text:style-name="T7">by, and introduce improvements/</text:span></text:p>
      <text:p text:style-name="P2"><text:span text:style-name="T7"/></text:p>
      <text:p text:style-name="P2"><text:span text:style-name="T7">[Page 3]</text:span></text:p>
      <text:p text:style-name="P2"><text:span text:style-name="T7">to satisfy the young who hunger and thirst after the/ words of the Lord. <text:s/>Our four schools in which the/ sacred </text:span><text:span text:style-name="T3">tongue</text:span><text:span text:style-name="T7"> language is cultivated in its rudiments, can add to their/ utility by training the attending pupils also in the main prayers/ common to our people, and in the meaning and origin of/ outward observances. <text:s/>That knowledge will prove of double/ advantage. <text:s/>It will render Synagogue worship in reality public/ worship, and interest the rising generation in the proceedings/ of our religious convocations. <text:s/>But the two Sunday/ Schools North and South, to which I have lately alluded and/ which will open their sessions to-morrow morning, owe it to/ the future of Judaism in Philadelphia, they owe it to the memory/ of their founder, and to their own honor to silence a captious opposition/ by </text:span><text:span text:style-name="T3">showing</text:span><text:span text:style-name="T7"> palpably demonstrating that they </text:span><text:span text:style-name="T3">are</text:span><text:span text:style-name="T7"> perform more than a negative good. <text:s/>They/ must </text:span><text:span text:style-name="T3">prove</text:span><text:span text:style-name="T7"> show that they are a positive agency of progress. <text:s/>Let the work/ be amplified, and a larger corps of capable laborers to accom-/-plish it well set themselves to the task. <text:s/>Every one/ of my hearers can assure his or her neighbor that Jewish child-/-ren will be trained in the history of the Bible, not simply/ by memorizing the wording thereof, but by being told the causes/ and effects of events, regardless of persons, and always in obedience/</text:span></text:p>
      <text:p text:style-name="P2"><text:span text:style-name="T7"/></text:p>
      <text:p text:style-name="P2"><text:span text:style-name="T7">[Page 4]</text:span></text:p>
      <text:p text:style-name="P2"><text:span text:style-name="T7">to truth. <text:s/>Every one can give the assurance of an eagerness/ felt for initiating hundreds of our little ones in their ancestral/ belief, and in the exercises of devotion by joint hymns and/ psalmody. <text:s/>There would be ample scope for another/ school of the same character in a locality thickly inhabited by/ </text:span><text:span text:style-name="T3">b</text:span><text:span text:style-name="T7"> our coreligionists, but let, at all events, the two now existing/ be diligently and unremittingly cared for from this time to the summer of next/ year. <text:s/>I, on my part, shall try to contribute in ren-/-dering that agency an element of lasting advantage. <text:s/>I/ invite all my little brothers and sisters in faith to form a/ much larger class than that I taught during the last term,/ from 9 o'clock to half past 10 on Sunday-morning. <text:s/>The only/ requisite for admission is a passable knowledge of reading Hebrew./ <text:s/>After the hour just mentioned, I shall aid the superintendent/ of the Northern School in explaining the Scriptures./</text:span></text:p>
      <text:p text:style-name="P2"><text:span text:style-name="T7">But it is my wish, as it is my duty, to impart more than the/ rudiments of a language which possesses a rich and varied/ literature. <text:s/>Formerly, I taught several lads every </text:span><text:span text:style-name="T3">afternoon</text:span><text:span text:style-name="T7"> day,/ after </text:span><text:span text:style-name="T3">day</text:span><text:span text:style-name="T7"> public school hours, in the prophets and the hagiographa./ <text:s/>Subsequently, I agreed to let my reverend colleagues share in/ the undertaking. <text:s/>This plan, however, proved a failure, and I/ could not succeed in bringing together again those who had studied/</text:span></text:p>
      <text:p text:style-name="P2"><text:span text:style-name="T7"/></text:p>
      <text:p text:style-name="P2"><text:span text:style-name="T7">[Page 5]</text:span></text:p>
      <text:p text:style-name="P2"><text:soft-page-break/><text:span text:style-name="T7">under my exclusive tuition. <text:s/>To day I announce my readi-/-ness to resume what was discontinued for no fault of mine,/ and tell </text:span><text:span text:style-name="T3">so that</text:span><text:span text:style-name="T7"> this publicly in order that it may be repeated abroad, that, as heretofore,/ boys or young men of any congregation or of no congregation in our/ city will have my time and my books at their disposal each afternoon from/ 4 </text:span><text:span text:style-name="T8">½</text:span><text:span text:style-name="T7"> to 6 </text:span><text:span text:style-name="T8">½</text:span><text:span text:style-name="T9"> o clock. </text:span><text:span text:style-name="T4">p m</text:span><text:span text:style-name="T9"> <text:s/>In the evenings I shall/ instruct twice a week in higher </text:span><text:span text:style-name="T4">branches</text:span><text:span text:style-name="T9"> branches two intelligent/ youths worshipping[sic!] in this synagogue.</text:span><text:span text:style-name="T7"> It would afford me/ real satisfaction to extend the time and the number of attendants,/ but evidently Talmudical and philosophical works have no/ attraction for the rising generation of Israelites in Philadelphia./ <text:s/>Very exceptional are the instances in which a disposition to/ acquire some ideas of the contents from the original itself is/ manifested. <text:s/>But that absence of hunger and thirst/ to hear the words of our Sages </text:span><text:span text:style-name="T3">acts as</text:span><text:span text:style-name="T7"> is to me an incentive </text:span><text:span text:style-name="T3">in me</text:span><text:span text:style-name="T7"> to/ utilize the pulpit as the third agency, which ought to be made/ effective in counteracting evil influences. <text:s/>Admonitory/ sermons may recall the hearers to a sense of duty, and/ prevent further trespassing, but Israelites must know more/ than their religious obligations. <text:s/>They must know how to ele-/-vate the name they bear by a culture broad enough to/ serve as a shield against the attacks of ridicule./</text:span></text:p>
      <text:p text:style-name="P2"><text:span text:style-name="T7"/></text:p>
      <text:p text:style-name="P2"><text:span text:style-name="T7">[Page 6]</text:span></text:p>
      <text:p text:style-name="P2"><text:span text:style-name="T7">when odious comparisons </text:span><text:span text:style-name="T3">hel</text:span><text:span text:style-name="T7"> are drawn between the fathers of/ church and the Rabbins, when the books of which we may/ boast are decried as an accumulation of rubbish, and their/ heads with shame for want of information. <text:s/>They should/ raise them aloft, through the light they can throw on sub-/-jects that prejudice misrepresents. <text:s/>In the hope/ of partly furnishing that useful information, I purpose delivering/ a course of historical lectures, short and easy, in which the/ lives and deeds of our ancient preceptors may </text:span><text:span text:style-name="T3">receive</text:span><text:span text:style-name="T7"> obtain the/ grateful approval of my hearers. <text:s/>I shall, however, thank-/-full follow any suggestion in that line or in any other deemed/ better calculated to instruct and interest. <text:s/>For I have not/ had the time lately at my command to mature a plan which may commend</text:span><text:span text:style-name="T3">s</text:span><text:span text:style-name="T7"> it-/-self to </text:span><text:span text:style-name="T3">my</text:span><text:span text:style-name="T7"> every understanding--the last holidays having entirely absorbed/ my thoughts, and since their expiration a correspondence unavoidably/ neglected having engaged my attention. <text:s/>I desire therefore to/ be helped in the great object of delivering our children from an/ ignorance which may cost us the loos of their hearts. <text:s/>They will/ be won by gentilism or incredulity, unless we excite and gratify hun-/-ger and thirst for hearing the words of the Lord and of the Sages./</text:span></text:p>
      <text:p text:style-name="P2"><text:span text:style-name="T7"/></text:p>
      <text:p text:style-name="P2"><text:span text:style-name="T7">[Page 7]</text:span></text:p>
      <text:p text:style-name="P2"><text:span text:style-name="T7"><text:tab/>Parents at their fire-sides, directors and directresses in Hebrew/ and in Sunday Schools, teachers at their desks, and ministers in/ their pulpits, though working in different ways, are all con-/-verging towards one single point. <text:s/>Let them vie with one/ another in the effort to draw the nearest to it, and the/ preservation of Judaism in Philadelphia will become an/ accomplished fact. <text:s/>No more will it be said that/ a child born in Israel is a stranger in the house of his/ God, or that he was entrapped in the meshes spread out/ by our religious opponents because of a </text:span><text:span text:style-name="T3">training</text:span><text:span text:style-name="T7"> defective education weak/ and impotent. <text:s/>For his heart shall issue from a Jewish/ mould, and his understanding will be shapen in a/ Judaic form. <text:s/>The prophecy of Amos that handsome/ virgins and young men shall faint away for a thirst, which/ they shall be unable to quench, will receive no confirmation/ here. <text:s/>On the contrary, the glorious prediction of Isaiah/ will find a realization in our midst through our united/ endeavours and the help of God. <text:s/>"They shall not hunger/ nor thirst, neither shall the heat nor the sea smite them,/ for He that has mercy on them shall be their Leader,/ even by the springs of water shall he guide them"/ [Hebrew]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1T12:15:28.78</meta:creation-date>
    <dc:date>2013-02-21T13:51:40.49</dc:date>
    <meta:editing-duration>PT1H36M10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4" meta:paragraph-count="80" meta:word-count="1761" meta:character-count="10784"/>
  </office:meta>
</office:document-meta>
</file>